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8b7d" officeooo:paragraph-rsid="00178b7d" style:font-size-asian="12.25pt" style:font-size-complex="14pt"/>
    </style:style>
    <style:style style:name="P2" style:family="paragraph" style:parent-style-name="Standard">
      <style:text-properties officeooo:paragraph-rsid="00178b7d"/>
    </style:style>
    <style:style style:name="P3" style:family="paragraph" style:parent-style-name="Standard">
      <style:text-properties officeooo:rsid="00178b7d" officeooo:paragraph-rsid="00178b7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78b7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 : Login</text:p>
      <text:p text:style-name="P1"/>
      <text:p text:style-name="P2"><text:span text:style-name="T2">Primary actor : Customer</text:span></text:p>
      <text:p text:style-name="P2"><text:span text:style-name="T2"/></text:p>
      <text:p text:style-name="P3"><text:span text:style-name="T1">Goal : the customer wants to login to his account</text:span></text:p>
      <text:p text:style-name="P3"><text:span text:style-name="T1"/></text:p>
      <text:p text:style-name="P3"><text:span text:style-name="T1">preconditions : the user must opens the home page first then choose to log in </text:span></text:p>
      <text:p text:style-name="P3"><text:span text:style-name="T1"/></text:p>
      <text:p text:style-name="P3"><text:span text:style-name="T1">Main success scenario :</text:span></text:p>
      <text:p text:style-name="P3"><text:span text:style-name="T1">the user must enter a valid username and correct password </text:span></text:p>
      <text:p text:style-name="P3"><text:span text:style-name="T1">the password must has 8 characters contains letters and numbers and at least one uppercase and one special character </text:span></text:p>
      <text:p text:style-name="P3"><text:span text:style-name="T1"/></text:p>
      <text:p text:style-name="P3"><text:span text:style-name="T1">post-conditions :</text:span></text:p>
      <text:p text:style-name="P3"><text:span text:style-name="T1">the user will be redirected to the listed category pag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9:39:39.384610552</meta:creation-date>
    <dc:date>2024-05-07T19:49:17.148826473</dc:date>
    <meta:editing-duration>PT9M39S</meta:editing-duration>
    <meta:editing-cycles>1</meta:editing-cycles>
    <meta:document-statistic meta:table-count="0" meta:image-count="0" meta:object-count="0" meta:page-count="1" meta:paragraph-count="9" meta:word-count="77" meta:character-count="435" meta:non-whitespace-character-count="363"/>
    <meta:generator>LibreOffice/6.4.4.2$Linux_X86_64 LibreOffice_project/40$Build-2</meta:generator>
  </office:meta>
</office:document-meta>
</file>